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automatic-styles>
    <style:style style:name="P1" style:family="paragraph" style:parent-style-name="Footer">
      <style:paragraph-properties fo:text-align="center" style:justify-single-word="false"/>
      <style:text-properties fo:font-size="8pt" officeooo:paragraph-rsid="0015a564" style:font-size-asian="8pt" style:font-size-complex="8pt"/>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Footer">
      <style:paragraph-properties fo:text-align="center" style:justify-single-word="false"/>
      <style:text-properties fo:font-size="8pt" officeooo:paragraph-rsid="00037b26" style:font-size-asian="8pt" style:font-size-complex="8pt"/>
    </style:style>
    <style:style style:name="P4" style:family="paragraph" style:parent-style-name="Header">
      <style:text-properties fo:font-size="8pt" style:font-size-asian="7pt" style:font-size-complex="8pt"/>
    </style:style>
    <style:style style:name="P5" style:family="paragraph" style:parent-style-name="Header">
      <style:paragraph-properties fo:text-align="end" style:justify-single-word="false"/>
      <style:text-properties fo:font-size="8pt" officeooo:paragraph-rsid="0005e54c" style:font-size-asian="7pt" style:font-size-complex="8pt"/>
    </style:style>
    <style:style style:name="P6" style:family="paragraph" style:parent-style-name="Horizontal_20_Line">
      <style:paragraph-properties fo:text-align="end" style:justify-single-word="false"/>
      <style:text-properties officeooo:paragraph-rsid="0005e54c"/>
    </style:style>
    <style:style style:name="P7" style:family="paragraph" style:parent-style-name="Frame_20_contents">
      <style:paragraph-properties fo:margin-top="0in" fo:margin-bottom="0in" style:contextual-spacing="false"/>
      <style:text-properties fo:color="#808080" loext:opacity="100%" officeooo:paragraph-rsid="00263934"/>
    </style:style>
    <style:style style:name="P8" style:family="paragraph" style:parent-style-name="Frame_20_contents">
      <style:paragraph-properties fo:margin-top="0in" fo:margin-bottom="0in" style:contextual-spacing="false"/>
      <style:text-properties fo:color="#808080" loext:opacity="100%"/>
    </style:style>
    <style:style style:name="P9" style:family="paragraph" style:parent-style-name="Frame_20_contents">
      <style:paragraph-properties fo:margin-top="0in" fo:margin-bottom="0in" style:contextual-spacing="false"/>
    </style:style>
    <style:style style:name="P10" style:family="paragraph" style:parent-style-name="Frame_20_contents">
      <style:paragraph-properties fo:margin-top="0in" fo:margin-bottom="0in" style:contextual-spacing="false"/>
      <style:text-properties officeooo:paragraph-rsid="00263934"/>
    </style:style>
    <style:style style:name="P11" style:family="paragraph" style:parent-style-name="Frame_20_contents">
      <style:paragraph-properties fo:margin-top="0in" fo:margin-bottom="0in" style:contextual-spacing="false" fo:break-before="page"/>
      <style:text-properties officeooo:paragraph-rsid="00263934"/>
    </style:style>
    <style:style style:name="P12" style:family="paragraph" style:parent-style-name="Text_20_body">
      <style:paragraph-properties fo:margin-top="0in" fo:margin-bottom="0in" style:contextual-spacing="false" fo:break-before="page"/>
      <style:text-properties officeooo:paragraph-rsid="00263934"/>
    </style:style>
    <style:style style:name="P13" style:family="paragraph" style:parent-style-name="Text_20_body">
      <style:paragraph-properties fo:margin-top="0in" fo:margin-bottom="0in" style:contextual-spacing="false"/>
      <style:text-properties officeooo:paragraph-rsid="00263934"/>
    </style:style>
    <style:style style:name="P14" style:family="paragraph" style:parent-style-name="Text_20_body">
      <style:text-properties officeooo:paragraph-rsid="00263934"/>
    </style:style>
    <style:style style:name="P15" style:family="paragraph" style:parent-style-name="Text_20_body">
      <style:paragraph-properties fo:break-before="page"/>
      <style:text-properties officeooo:paragraph-rsid="00263934"/>
    </style:style>
    <style:style style:name="P16" style:family="paragraph" style:parent-style-name="Frame_20_contents">
      <style:text-properties fo:font-weight="bold" style:font-weight-asian="bold" style:font-weight-complex="bold"/>
    </style:style>
    <style:style style:name="P17" style:family="paragraph" style:parent-style-name="Text_20_body">
      <style:text-properties officeooo:rsid="00263934" officeooo:paragraph-rsid="00263934"/>
    </style:style>
    <style:style style:name="P18" style:family="paragraph" style:parent-style-name="Text_20_body">
      <style:text-properties officeooo:rsid="00263934"/>
    </style:style>
    <style:style style:name="P19" style:family="paragraph" style:parent-style-name="Heading_20_3">
      <style:paragraph-properties fo:break-before="page"/>
      <style:text-properties officeooo:rsid="00263934" officeooo:paragraph-rsid="00263934"/>
    </style:style>
    <style:style style:name="P20" style:family="paragraph" style:parent-style-name="Heading_20_4">
      <style:text-properties officeooo:rsid="00263934" officeooo:paragraph-rsid="00263934"/>
    </style:style>
    <style:style style:name="P21" style:family="paragraph" style:parent-style-name="Heading_20_4">
      <style:paragraph-properties fo:break-before="page"/>
    </style:style>
    <style:style style:name="P22" style:family="paragraph" style:parent-style-name="Text_20_body" style:list-style-name="L1">
      <style:text-properties officeooo:paragraph-rsid="00263934"/>
    </style:style>
    <style:style style:name="P23" style:family="paragraph" style:parent-style-name="Text_20_body" style:list-style-name="L1">
      <style:text-properties officeooo:rsid="00263934" officeooo:paragraph-rsid="00263934"/>
    </style:style>
    <style:style style:name="P24" style:family="paragraph" style:parent-style-name="Text_20_body">
      <style:paragraph-properties fo:break-before="page"/>
      <style:text-properties officeooo:rsid="00263934" officeooo:paragraph-rsid="00263934"/>
    </style:style>
    <style:style style:name="P25" style:family="paragraph" style:parent-style-name="Text_20_body" style:list-style-name="L2">
      <style:text-properties officeooo:paragraph-rsid="00263934"/>
    </style:style>
    <style:style style:name="P26" style:family="paragraph" style:parent-style-name="Text_20_body">
      <style:text-properties officeooo:rsid="00284032" officeooo:paragraph-rsid="00284032"/>
    </style:style>
    <style:style style:name="T1" style:family="text">
      <style:text-properties officeooo:rsid="00036993"/>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style:font-style-asian="normal" style:font-style-complex="normal"/>
    </style:style>
    <style:style style:name="T5" style:family="text">
      <style:text-properties fo:color="#808080" loext:opacity="100%"/>
    </style:style>
    <style:style style:name="T6" style:family="text">
      <style:text-properties fo:color="#808080" loext:opacity="100%" officeooo:rsid="00263934"/>
    </style:style>
    <style:style style:name="T7" style:family="text">
      <style:text-properties officeooo:rsid="00263934"/>
    </style:style>
    <style:style style:name="T8" style:family="text">
      <style:text-properties fo:color="#ff0000" loext:opacity="100%" fo:font-weight="bold" style:font-weight-asian="bold" style:font-weight-complex="bold"/>
    </style:style>
    <style:style style:name="T9" style:family="text">
      <style:text-properties officeooo:rsid="00281ce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3">Quality Assurance Testing and Warranted Functionalities</text:h>
      <text:p text:style-name="P17">Unlike a proper programming language, both POSIX Shell and PowerShell lacks the facilitates to perform proper library development left alone some good test infrastructures. Fortunately, both shells runtime actually validates the entire script when performing dot import.</text:p>
      <text:p text:style-name="P17">Hence, to ensure all functionality are definitely working (and purge all their complexities and guessing fanaticism), <text:s/>AutomataCI defined some strict rules to make sure everything is working as it is, across different host machines with different probable combination of CPU architectures and OS.</text:p>
      <text:p text:style-name="P17"/>
      <text:h text:style-name="P20" text:outline-level="4">Functionalize Everything</text:h>
      <text:p text:style-name="P14">To make sure the executions are re-usable (which helps in testing most of the codes themselves), all executions shall be completely functionalized complying to the following pattern <text:span text:style-name="T7">(see next page):</text:span></text:p>
      <text:p text:style-name="P26">The more reusable the library, the more resilient for all the functions contained within thanks to the shell runtime’s full script validations. Hence, please keep the libraries as simple and granular as possible.</text:p>
      <text:p text:style-name="P11"><text:span text:style-name="T5"># POSIX </text:span><text:span text:style-name="T6">Shell</text:span></text:p>
      <text:p text:style-name="P10">LIBRARY_Function_Name_In_Underscore_Titlecase() {</text:p>
      <text:p text:style-name="P9"><text:tab/>__param_name_1=”$1”</text:p>
      <text:p text:style-name="P9"><text:tab/>__param_name_2=”$2”</text:p>
      <text:p text:style-name="P9"><text:tab/>…</text:p>
      <text:p text:style-name="P9"><text:tab/>__param_name_N=”$N”</text:p>
      <text:p text:style-name="P9"/>
      <text:p text:style-name="P9"/>
      <text:p text:style-name="P9"><text:tab/># validate input</text:p>
      <text:p text:style-name="P9"><text:tab/>…</text:p>
      <text:p text:style-name="P9"/>
      <text:p text:style-name="P9"/>
      <text:p text:style-name="P9"><text:tab/># execute</text:p>
      <text:p text:style-name="P9"><text:tab/>…</text:p>
      <text:p text:style-name="P9"/>
      <text:p text:style-name="P9"/>
      <text:p text:style-name="P9"><text:tab/># <text:span text:style-name="T7">report</text:span> status</text:p>
      <text:p text:style-name="P9"><text:tab/>return 0</text:p>
      <text:p text:style-name="P9">}</text:p>
      <text:p text:style-name="P13"/>
      <text:p text:style-name="P12"/>
      <text:p text:style-name="P7"># POWERSHELL</text:p>
      <text:p text:style-name="P10">LIBRARY-Function-Name-In-Dashing-Titlecase {</text:p>
      <text:p text:style-name="P9"><text:tab/>param(</text:p>
      <text:p text:style-name="P9"><text:tab/><text:tab/>[string]$__param_name_1,</text:p>
      <text:p text:style-name="P9"><text:tab/><text:tab/>[string]$__param_name_2,</text:p>
      <text:p text:style-name="P9"><text:tab/><text:tab/>…</text:p>
      <text:p text:style-name="P9"><text:tab/><text:tab/>[string]$__param_name_N</text:p>
      <text:p text:style-name="P9"><text:tab/>)</text:p>
      <text:p text:style-name="P9"/>
      <text:p text:style-name="P9"/>
      <text:p text:style-name="P9"><text:tab/># validate input</text:p>
      <text:p text:style-name="P9"><text:tab/>$null = …</text:p>
      <text:p text:style-name="P9"><text:tab/>…</text:p>
      <text:p text:style-name="P9"/>
      <text:p text:style-name="P9"/>
      <text:p text:style-name="P9"><text:tab/># execute</text:p>
      <text:p text:style-name="P9"><text:tab/>$null = …</text:p>
      <text:p text:style-name="P9"><text:tab/>…</text:p>
      <text:p text:style-name="P9"/>
      <text:p text:style-name="P9"/>
      <text:p text:style-name="P9"><text:tab/># re<text:span text:style-name="T7">port</text:span> status</text:p>
      <text:p text:style-name="P9"><text:tab/>return 0</text:p>
      <text:p text:style-name="P9">}</text:p>
      <text:p text:style-name="P13"/>
      <text:p text:style-name="P12">That way, the calling for both types of shell <text:span text:style-name="T7">functions</text:span> are having close similarities:</text:p>
      <text:p text:style-name="P8"># POSIX <text:span text:style-name="T7">Shell</text:span></text:p>
      <text:p text:style-name="P9">LIBRARY_Function_Name_In_Underscore_Titlecase “…” “…” …</text:p>
      <text:p text:style-name="P8">if [ $? -ne 0 ]; then</text:p>
      <text:p text:style-name="P8"><text:tab/><text:span text:style-name="T7">0</text:span>return 1</text:p>
      <text:p text:style-name="P8">fi</text:p>
      <text:p text:style-name="P13"/>
      <text:p text:style-name="P8"># POWERSHELL</text:p>
      <text:p text:style-name="P9">$__process = LIBRARY-Function-Name-In-Dashing-Titlecase “…” “…” …</text:p>
      <text:p text:style-name="P8"><text:span text:style-name="T7">i</text:span>f ($__process -ne 0) {</text:p>
      <text:p text:style-name="P8"><text:tab/>return 1</text:p>
      <text:p text:style-name="P8">}</text:p>
      <text:p text:style-name="Text_20_body"/>
      <text:p text:style-name="P15">The rules:</text:p>
      <text:list text:style-name="L1">
        <text:list-item>
          <text:p text:style-name="P23">Write for human to read and maintain; DO NOT dare to optimize solely for machine.</text:p>
        </text:list-item>
        <text:list-item>
          <text:p text:style-name="P22"><text:span text:style-name="T8">[NON-COMPROMISING RULE]</text:span> Both POSIX <text:span text:style-name="T7">Shell</text:span> and <text:span text:style-name="T7">PowerShell </text:span>must share maximum similarity to the point where it can be nearly 1:1 comparing to each other.</text:p>
        </text:list-item>
        <text:list-item>
          <text:p text:style-name="P22"><text:span text:style-name="T8">[NON-COMPROMISING RULE]</text:span> All variables MUST be inserted with a quoted string manner (e.g. “$__list” <text:span text:style-name="T7">in POSIX Shell</text:span> <text:span text:style-name="T7">and</text:span> “${__list}” <text:span text:style-name="T7">in PowerShell</text:span>).</text:p>
        </text:list-item>
        <text:list-item>
          <text:p text:style-name="P22"><text:span text:style-name="T8">[NON-COMPROMISING RULE]</text:span> Maintain absolute silence at all time and only handle control via return code.</text:p>
        </text:list-item>
        <text:list-item>
          <text:p text:style-name="P22">POSIX Shell should comply to <text:span text:style-name="T3">Underscore_Titlecase</text:span> function name while PowerShell should comply to its <text:span text:style-name="T3">Dashing-Titlecase</text:span> function name; <text:span text:style-name="T7">AND</text:span></text:p>
        </text:list-item>
        <text:list-item>
          <text:p text:style-name="P22">For PowerShell, remember to redirect all unused return values to <text:span text:style-name="T3">$null</text:span> to make sure return output is actually returning the exit code only.</text:p>
        </text:list-item>
        <text:list-item>
          <text:p text:style-name="P22">For <text:span text:style-name="T2">LIBRARY-function</text:span><text:span text:style-name="T4"> </text:span>differentiation, <text:span text:style-name="T7">the LIBRARY</text:span> <text:span text:style-name="T7">is </text:span>fully <text:span text:style-name="T3">UPPERCASE</text:span> for both <text:span text:style-name="T7">shells</text:span>.</text:p>
        </text:list-item>
        <text:list-item>
          <text:p text:style-name="P22"><text:span text:style-name="T3">Stick to positional parameters ONLY</text:span>. POSIX <text:span text:style-name="T7">S</text:span>hell does not have any alternative.</text:p>
        </text:list-item>
        <text:list-item>
          <text:p text:style-name="P22">For each execution phases (e.g. validate input, execute, and report status), minimum 2 line spacing is required for readability purposes (add more if the function is very complex).</text:p>
        </text:list-item>
        <text:list-item>
          <text:p text:style-name="P22">For each executions block within the same execution phase, a minimum of 1 line spacing is required for readability purposes (add more if the function is very complex).</text:p>
        </text:list-item>
      </text:list>
      <text:p text:style-name="P16">GENTLE REMINDER</text:p>
      <text:p text:style-name="Frame_20_contents">refer to existing libraries when learning before asking.</text:p>
      <text:p text:style-name="P14"/>
      <text:h text:style-name="P21" text:outline-level="4">Data Processing Functions</text:h>
      <text:p text:style-name="P14"><text:span text:style-name="T7">For data processing function (e.g. returning data as output), </text:span><text:span text:style-name="T3">DO NOT return the exit code</text:span> since PowerShell cannot programmatically to do so. Instead, choose a default value to return as negative expectation and have it checked instead. Here’s a deployed case <text:span text:style-name="T7">study:</text:span></text:p>
      <text:p text:style-name="P8"># POSIX <text:span text:style-name="T7">Shell</text:span></text:p>
      <text:p text:style-name="P9">STRINGS_To_Lowercase() {</text:p>
      <text:p text:style-name="P9"><text:tab/>#__content="$1"</text:p>
      <text:p text:style-name="P9"/>
      <text:p text:style-name="P9"/>
      <text:p text:style-name="P9"><text:tab/><text:span text:style-name="T7"># execute</text:span></text:p>
      <text:p text:style-name="P9"><text:tab/>printf "$1" | tr '[:upper:]' '[:lower:]'</text:p>
      <text:p text:style-name="P9">}</text:p>
      <text:p text:style-name="P14"/>
      <text:p text:style-name="P7"># <text:span text:style-name="T7">PowerShell</text:span></text:p>
      <text:p text:style-name="P10">function STRINGS-To-Lowercase {</text:p>
      <text:p text:style-name="P9"><text:tab/>param(</text:p>
      <text:p text:style-name="P9"><text:tab/><text:tab/>[string]$__content</text:p>
      <text:p text:style-name="P9"><text:tab/>)</text:p>
      <text:p text:style-name="P9"/>
      <text:p text:style-name="P9"/>
      <text:p text:style-name="P9"><text:tab/><text:span text:style-name="T7"># execute</text:span></text:p>
      <text:p text:style-name="P9"><text:tab/>return $__content.ToLower()</text:p>
      <text:p text:style-name="P9">}</text:p>
      <text:p text:style-name="Text_20_body"/>
      <text:p text:style-name="P24">Call them would be:</text:p>
      <text:p text:style-name="P8"># POSIX Shell</text:p>
      <text:p text:style-name="P9">__output=”$(STRINGS_To_Lowercase “$__data”)”</text:p>
      <text:p text:style-name="P8">if [ -z “$__output” ]; then</text:p>
      <text:p text:style-name="P8"><text:tab/>return 1</text:p>
      <text:p text:style-name="P8">fi</text:p>
      <text:p text:style-name="P17"/>
      <text:p text:style-name="P8"># POWERSHELL</text:p>
      <text:p text:style-name="P9">$__output = STRINGS-To-Lowercase “${__data}”</text:p>
      <text:p text:style-name="P8">if ([string]::IsNullOrEmpty($__output)) {</text:p>
      <text:p text:style-name="P8"><text:tab/>return 1</text:p>
      <text:p text:style-name="P8">}</text:p>
      <text:p text:style-name="P17"/>
      <text:p text:style-name="P17">If error handling is required, use a default value (usually empty value) as an indicator instead of relying on exit code. The example above uses empty string as the indicator.</text:p>
      <text:h text:style-name="P21" text:outline-level="4">Simplifying POSIX Shell’s Function Parameters</text:h>
      <text:p text:style-name="P14"><text:span text:style-name="T7">If a given function has too little parameters, </text:span>you’re allowed to comment out the parameter<text:span text:style-name="T7">s</text:span> naming and use the positional parameter<text:span text:style-name="T9">s directly in</text:span><text:span text:style-name="T7"> POSIX Shell. The condition to </text:span>apply this <text:span text:style-name="T7">exception</text:span> <text:span text:style-name="T7">are as follows</text:span>:</text:p>
      <text:list text:style-name="L2">
        <text:list-item>
          <text:p text:style-name="P25">Only use 1 parameter; OR</text:p>
        </text:list-item>
        <text:list-item>
          <text:p text:style-name="P25">Only use maximum of 2 parameters AND within a maximum of 10 lines long with max 3- tab complexities.</text:p>
        </text:list-item>
      </text:list>
      <text:p text:style-name="P17">Here’s a case-study:</text:p>
      <text:p text:style-name="P8"># POSIX <text:span text:style-name="T7">Shell</text:span></text:p>
      <text:p text:style-name="P8">STRINGS_Has_Suffix() {</text:p>
      <text:p text:style-name="P9"><text:tab/>#__suffix="$1"</text:p>
      <text:p text:style-name="P9"><text:tab/>#__content="$2"</text:p>
      <text:p text:style-name="P8"/>
      <text:p text:style-name="P8"/>
      <text:p text:style-name="P8"><text:tab/># execute</text:p>
      <text:p text:style-name="P8"><text:tab/>case "$2" in</text:p>
      <text:p text:style-name="P8"><text:tab/>*"$1")</text:p>
      <text:p text:style-name="P8"><text:tab/><text:tab/>return 0</text:p>
      <text:p text:style-name="P8"><text:tab/><text:tab/>;;</text:p>
      <text:p text:style-name="P8"><text:tab/>*)</text:p>
      <text:p text:style-name="P8"><text:tab/><text:tab/>return 1</text:p>
      <text:p text:style-name="P8"><text:tab/><text:tab/>;;</text:p>
      <text:p text:style-name="P8"><text:tab/>esac</text:p>
      <text:p text:style-name="P8">}</text:p>
      <text:p text:style-name="P1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Noto Sans" svg:font-family="'Noto Sans'" style:font-family-generic="swiss"/>
    <style:font-face style:name="Noto Sans CJK SC Light" svg:font-family="'Noto Sans CJK SC Light'" style:font-family-generic="swiss"/>
    <style:font-face style:name="Noto Sans Devanagari" svg:font-family="'Noto Sans Devanagari'" style:font-family-generic="system" style:font-pitch="variable"/>
    <style:font-face style:name="Noto Serif" svg:font-family="'Noto Serif'" style:font-adornments="Bold" style:font-family-generic="roman" style:font-pitch="variable"/>
    <style:font-face style:name="Noto Serif CJK SC" svg:font-family="'Noto Serif CJK SC'" style:font-family-generic="system" style:font-pitch="variable"/>
    <style:font-face style:name="Noto Serif CJK SC Black" svg:font-family="'Noto Serif CJK SC Black'" style:font-family-generic="roman"/>
    <style:font-face style:name="Noto Serif CJK SC Light" svg:font-family="'Noto Serif CJK SC Light'" style:font-adornments="Italic" style:font-family-generic="roman" style:font-pitch="variable"/>
    <style:font-face style:name="Noto Serif CJK SC Light1" svg:font-family="'Noto Serif CJK SC Light'" style:font-adornments="Regular" style:font-family-generic="roman" style:font-pitch="variable"/>
    <style:font-face style:name="Noto Serif1" svg:font-family="'Noto Serif'" style:font-adornments="Italic" style:font-family-generic="roman" style:font-pitch="variable"/>
    <style:font-face style:name="Noto Serif2" svg:font-family="'Noto Serif'"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2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Noto Serif2" fo:font-family="'Noto Serif'" style:font-style-name="Regular" style:font-family-generic="roman" style:font-pitch="variable" style:font-name-asian="Noto Serif CJK SC Light1" style:font-family-asian="'Noto Serif CJK SC Light'" style:font-style-name-asian="Regular" style:font-family-generic-asian="roman" style:font-pitch-asian="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erif2" fo:font-family="'Noto Serif'" style:font-style-name="Regular" style:font-family-generic="roman" style:font-pitch="variable"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style:contextual-spacing="false" fo:line-height="115%" style:register-true="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style:font-name="Noto Serif1" fo:font-family="'Noto Serif'" style:font-style-name="Italic" style:font-family-generic="roman" style:font-pitch="variable" fo:font-size="13pt" fo:font-style="normal" style:font-name-asian="Noto Serif CJK SC Light" style:font-family-asian="'Noto Serif CJK SC Light'" style:font-style-name-asian="Italic" style:font-family-generic-asian="roman" style:font-pitch-asian="variable" style:font-size-asian="13pt" style:font-style-asian="normal"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Noto Serif" fo:font-family="'Noto Serif'" style:font-style-name="Bold" style:font-family-generic="roman" style:font-pitch="variable" fo:font-size="13pt" fo:font-weight="bold" style:font-name-asian="Noto Serif CJK SC" style:font-family-asian="'Noto Serif CJK SC'" style:font-family-generic-asian="system" style:font-pitch-asian="variable" style:font-size-asian="13pt" style:font-weight-asian="bold" style:font-name-complex="Noto Sans Devanagari" style:font-family-complex="'Noto Sans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3pt" fo:font-style="normal" fo:font-weight="bold" style:font-size-asian="13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3pt" fo:font-weight="bold" style:font-size-asian="13pt" style:font-weight-asian="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3pt" fo:font-style="normal" fo:font-weight="bold" style:font-size-asian="13pt" style:font-style-asian="normal" style:font-weight-asian="bold" style:font-size-complex="10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13pt" fo:font-weight="bold" style:font-size-asian="13pt" style:font-weight-asian="bold" style:font-size-complex="9pt" style:font-weight-complex="60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normal" fo:font-weight="bold" style:font-size-asian="13pt" style:font-style-asian="normal" style:font-weight-asian="bold" style:font-size-complex="13pt" style:font-style-complex="italic"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9409in" style:type="right" style:leader-style="dotted" style:leader-text="."/>
        </style:tab-stops>
      </style:paragraph-properties>
    </style:style>
    <style:style style:name="Contents_20_7" style:display-name="Contents 7" style:family="paragraph" style:parent-style-name="Index" style:class="index">
      <style:paragraph-properties fo:margin-left="1.1811in" fo:text-indent="0in" style:auto-text-indent="false">
        <style:tab-stops>
          <style:tab-stop style:position="5.7437in" style:type="right" style:leader-style="dotted" style:leader-text="."/>
        </style:tab-stops>
      </style:paragraph-properties>
    </style:style>
    <style:style style:name="Contents_20_8" style:display-name="Contents 8" style:family="paragraph" style:parent-style-name="Index" style:class="index">
      <style:paragraph-properties fo:margin-left="1.378in" fo:text-indent="0in" style:auto-text-indent="false">
        <style:tab-stops>
          <style:tab-stop style:position="5.5472in" style:type="right" style:leader-style="dotted" style:leader-text="."/>
        </style:tab-stops>
      </style:paragraph-properties>
    </style:style>
    <style:style style:name="Contents_20_9" style:display-name="Contents 9" style:family="paragraph" style:parent-style-name="Index" style:class="index">
      <style:paragraph-properties fo:margin-left="1.5752in" fo:text-indent="0in" style:auto-text-indent="false">
        <style:tab-stops>
          <style:tab-stop style:position="5.35in" style:type="right" style:leader-style="dotted" style:leader-text="."/>
        </style:tab-stops>
      </style:paragraph-properties>
    </style:style>
    <style:style style:name="Contents_20_10" style:display-name="Contents 10" style:family="paragraph" style:parent-style-name="Index" style:class="index">
      <style:paragraph-properties fo:margin-left="1.7717in" fo:text-indent="0in" style:auto-text-indent="false">
        <style:tab-stops>
          <style:tab-stop style:position="5.1535in" style:type="right" style:leader-style="dotted" style:leader-text="."/>
        </style:tab-stops>
      </style:paragraph-properties>
    </style:style>
    <style:style style:name="Figure" style:family="paragraph" style:parent-style-name="Caption" style:class="extra">
      <style:paragraph-properties fo:text-align="center" style:justify-single-word="false"/>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2pt" style:font-size-asian="2pt" style:font-size-complex="6pt"/>
    </style:style>
    <style:style style:name="Frame_20_contents" style:display-name="Frame contents" style:family="paragraph" style:parent-style-name="Standard" style:class="extra">
      <style:paragraph-properties fo:margin-top="0in" fo:margin-bottom="0.15in" style:contextual-spacing="false" fo:line-height="115%" fo:padding="0.0201in" fo:border="0.06pt solid #666666">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75in" fo:text-indent="-0.75in" fo:margin-left="0.75in"/>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75in" fo:text-indent="-0.75in" fo:margin-left="0.75in"/>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text:list-tab-stop-position="1in" fo:text-indent="-1in" fo:margin-left="1in"/>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text:list-tab-stop-position="1in" fo:text-indent="-1in" fo:margin-left="1in"/>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text:list-tab-stop-position="1.25in" fo:text-indent="-1.25in" fo:margin-left="1.25in"/>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text:list-tab-stop-position="1.5in" fo:text-indent="-1.5in" fo:margin-left="1.5in"/>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text:list-tab-stop-position="1.75in" fo:text-indent="-1.75in" fo:margin-left="1.75in"/>
        </style:list-level-properties>
      </text:outline-level-style>
      <text:outline-level-style text:level="9" loext:num-list-format="%1%.%2%.%3%.%4%.%5%.%6%.%7%.%8%.%9%." style:num-suffix="." style:num-format="1" text:display-levels="9">
        <style:list-level-properties text:list-level-position-and-space-mode="label-alignment">
          <style:list-level-label-alignment text:label-followed-by="listtab" text:list-tab-stop-position="2in" fo:text-indent="-2in" fo:margin-left="2in"/>
        </style:list-level-properties>
      </text:outline-level-style>
      <text:outline-level-style text:level="10" loext:num-list-format="%1%.%2%.%3%.%4%.%5%.%6%.%7%.%8%.%9%.%10%." style:num-suffix="." style:num-format="1" text:display-levels="10">
        <style:list-level-properties text:list-level-position-and-space-mode="label-alignment">
          <style:list-level-label-alignment text:label-followed-by="listtab" text:list-tab-stop-position="2in" fo:text-indent="-2in" fo:margin-left="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8pt" officeooo:paragraph-rsid="0015a564" style:font-size-asian="8pt" style:font-size-complex="8pt"/>
    </style:style>
    <style:style style:name="MP2" style:family="paragraph" style:parent-style-name="Header">
      <style:text-properties fo:font-size="8pt" style:font-size-asian="7pt" style:font-size-complex="8pt"/>
    </style:style>
    <style:style style:name="MP3" style:family="paragraph" style:parent-style-name="Footer">
      <style:paragraph-properties fo:text-align="center" style:justify-single-word="false"/>
      <style:text-properties fo:font-size="8pt" style:font-size-asian="8pt" style:font-size-complex="8pt"/>
    </style:style>
    <style:style style:name="MP4" style:family="paragraph" style:parent-style-name="Header">
      <style:paragraph-properties fo:text-align="end" style:justify-single-word="false"/>
      <style:text-properties fo:font-size="8pt" officeooo:paragraph-rsid="0005e54c" style:font-size-asian="7pt" style:font-size-complex="8pt"/>
    </style:style>
    <style:style style:name="MP5" style:family="paragraph" style:parent-style-name="Horizontal_20_Line">
      <style:paragraph-properties fo:text-align="end" style:justify-single-word="false"/>
      <style:text-properties officeooo:paragraph-rsid="0005e54c"/>
    </style:style>
    <style:style style:name="MP6" style:family="paragraph" style:parent-style-name="Footer">
      <style:paragraph-properties fo:text-align="center" style:justify-single-word="false"/>
      <style:text-properties fo:font-size="8pt" officeooo:paragraph-rsid="00037b26" style:font-size-asian="8pt" style:font-size-complex="8pt"/>
    </style:style>
    <style:style style:name="MT1" style:family="text">
      <style:text-properties officeooo:rsid="00036993"/>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0%" draw:fill-image-height="100%"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none" draw:background-size="full" draw:fill-color="#729fcf" draw:fill-image-width="100%" draw:fill-image-height="100%"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next-style-name="Left_20_Page">
      <style:footer>
        <text:p text:style-name="MP1"><text:page-number text:select-page="current">1</text:page-number><text:s/>of <text:page-count>8</text:page-count></text:p>
      </style:footer>
    </style:master-page>
    <style:master-page style:name="Left_20_Page" style:display-name="Left Page" style:page-layout-name="Mpm2" draw:style-name="Mdp2" style:next-style-name="Right_20_Page">
      <style:header>
        <text:p text:style-name="MP2"><text:title>AutomataCI Engineering Specification</text:title><text:s/>- <text:subject>The handbook for operating AutomataCI</text:subject></text:p>
        <text:p text:style-name="Horizontal_20_Line"/>
      </style:header>
      <style:footer>
        <text:p text:style-name="MP3"><text:page-number text:select-page="current">8</text:page-number><text:s/><text:span text:style-name="MT1">of </text:span><text:page-count>8</text:page-count></text:p>
      </style:footer>
    </style:master-page>
    <style:master-page style:name="Right_20_Page" style:display-name="Right Page" style:page-layout-name="Mpm3" draw:style-name="Mdp2" style:next-style-name="Left_20_Page">
      <style:header>
        <text:p text:style-name="MP4"><text:subject>The handbook for operating AutomataCI</text:subject><text:s/>- <text:title>AutomataCI Engineering Specification</text:title></text:p>
        <text:p text:style-name="MP5"/>
      </style:header>
      <style:footer>
        <text:p text:style-name="MP6"><text:page-number text:select-page="current">7</text:page-number><text:s/><text:span text:style-name="MT1">of </text:span><text:page-count>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7T20:33:18.290177163</meta:creation-date>
    <dc:title>AutomataCI Engineering Specification</dc:title>
    <meta:generator>LibreOffice/7.6.2.1$Linux_X86_64 LibreOffice_project/56f7684011345957bbf33a7ee678afaf4d2ba333</meta:generator>
    <meta:editing-duration>PT16H47M23S</meta:editing-duration>
    <meta:editing-cycles>29</meta:editing-cycles>
    <dc:subject>The handbook for operating AutomataCI</dc:subject>
    <meta:initial-creator>Kean Ho Chew</meta:initial-creator>
    <meta:keyword>AutomataCI</meta:keyword>
    <meta:keyword>English</meta:keyword>
    <meta:print-date>2023-11-17T21:12:35.832553184</meta:print-date>
    <meta:printed-by>PDF files: Kean Ho Chew</meta:printed-by>
    <dc:date>2023-12-07T11:10:46.697364610</dc:date>
    <dc:creator>Kean Ho Chew</dc:creator>
    <meta:document-statistic meta:table-count="0" meta:image-count="0" meta:object-count="0" meta:page-count="8" meta:paragraph-count="112" meta:word-count="720" meta:character-count="4762" meta:non-whitespace-character-count="4113"/>
    <meta:template xlink:type="simple" xlink:actuate="onRequest" xlink:title="Official Book" xlink:href="../../templates/Book.ott" meta:date="2023-11-17T20:33:17.245827505"/>
  </office:meta>
</office:document-meta>
</file>